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401f5" officeooo:paragraph-rsid="000401f5"/>
    </style:style>
    <style:style style:name="P2" style:family="paragraph" style:parent-style-name="Standard" style:list-style-name="L2">
      <style:paragraph-properties fo:line-height="100%"/>
      <style:text-properties officeooo:rsid="0006e15a" officeooo:paragraph-rsid="0006e15a"/>
    </style:style>
    <style:style style:name="P3" style:family="paragraph" style:parent-style-name="Standard" style:list-style-name="L2">
      <style:paragraph-properties fo:line-height="100%"/>
      <style:text-properties officeooo:rsid="000700bb" officeooo:paragraph-rsid="001e8091"/>
    </style:style>
    <style:style style:name="P4" style:family="paragraph" style:parent-style-name="Standard" style:list-style-name="L2">
      <style:paragraph-properties fo:line-height="100%"/>
      <style:text-properties officeooo:rsid="000c2af5" officeooo:paragraph-rsid="000700bb"/>
    </style:style>
    <style:style style:name="P5" style:family="paragraph" style:parent-style-name="Standard" style:list-style-name="L2">
      <style:paragraph-properties fo:line-height="100%"/>
      <style:text-properties officeooo:rsid="000c2af5" officeooo:paragraph-rsid="001e8091"/>
    </style:style>
    <style:style style:name="P6" style:family="paragraph" style:parent-style-name="Standard" style:list-style-name="L2">
      <style:paragraph-properties fo:line-height="100%"/>
      <style:text-properties officeooo:rsid="000e403c" officeooo:paragraph-rsid="000fc0d2"/>
    </style:style>
    <style:style style:name="P7" style:family="paragraph" style:parent-style-name="Standard" style:list-style-name="L2">
      <style:paragraph-properties fo:line-height="100%"/>
      <style:text-properties officeooo:rsid="000dfc47" officeooo:paragraph-rsid="000fc0d2"/>
    </style:style>
    <style:style style:name="P8" style:family="paragraph" style:parent-style-name="Standard" style:list-style-name="L2">
      <style:paragraph-properties fo:line-height="100%"/>
      <style:text-properties officeooo:rsid="000dfc47" officeooo:paragraph-rsid="000dfc47"/>
    </style:style>
    <style:style style:name="P9" style:family="paragraph" style:parent-style-name="Standard" style:list-style-name="L2">
      <style:paragraph-properties fo:line-height="100%"/>
      <style:text-properties officeooo:rsid="000aed1c" officeooo:paragraph-rsid="00204ebe"/>
    </style:style>
    <style:style style:name="P10" style:family="paragraph" style:parent-style-name="Standard" style:list-style-name="L2">
      <style:paragraph-properties fo:line-height="100%"/>
      <style:text-properties officeooo:rsid="00219c29" officeooo:paragraph-rsid="00219c29"/>
    </style:style>
    <style:style style:name="P11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90030" officeooo:paragraph-rsid="00090030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401f5" officeooo:paragraph-rsid="000401f5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637e2" officeooo:paragraph-rsid="000637e2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00%"/>
      <style:text-properties officeooo:rsid="0017da7a" officeooo:paragraph-rsid="0017da7a"/>
    </style:style>
    <style:style style:name="P15" style:family="paragraph" style:parent-style-name="Text_20_body">
      <style:text-properties officeooo:paragraph-rsid="0026390f"/>
    </style:style>
    <style:style style:name="P16" style:family="paragraph" style:parent-style-name="Text_20_body">
      <style:text-properties fo:font-weight="bold" officeooo:paragraph-rsid="0026390f" style:font-weight-asian="bold" style:font-weight-complex="bold"/>
    </style:style>
    <style:style style:name="P17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0aad" officeooo:paragraph-rsid="00030aad"/>
    </style:style>
    <style:style style:name="P18" style:family="paragraph" style:parent-style-name="Text_20_body" style:list-style-name="L1">
      <style:paragraph-properties fo:margin-top="0.101cm" fo:margin-bottom="0.101cm" loext:contextual-spacing="false" fo:line-height="100%"/>
      <style:text-properties officeooo:paragraph-rsid="000b6021"/>
    </style:style>
    <style:style style:name="P19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3c05" officeooo:paragraph-rsid="00033c05"/>
    </style:style>
    <style:style style:name="P20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520d4" officeooo:paragraph-rsid="000679a2"/>
    </style:style>
    <style:style style:name="P21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111076" officeooo:paragraph-rsid="00111076"/>
    </style:style>
    <style:style style:name="P22" style:family="paragraph" style:parent-style-name="Title">
      <style:text-properties officeooo:rsid="0027a7cc" officeooo:paragraph-rsid="0027a7cc"/>
    </style:style>
    <style:style style:name="T1" style:family="text">
      <style:text-properties officeooo:rsid="0004f255"/>
    </style:style>
    <style:style style:name="T2" style:family="text">
      <style:text-properties officeooo:rsid="000679a2"/>
    </style:style>
    <style:style style:name="T3" style:family="text">
      <style:text-properties officeooo:rsid="00052d8b"/>
    </style:style>
    <style:style style:name="T4" style:family="text">
      <style:text-properties officeooo:rsid="000b6021"/>
    </style:style>
    <style:style style:name="T5" style:family="text">
      <style:text-properties officeooo:rsid="00097822"/>
    </style:style>
    <style:style style:name="T6" style:family="text">
      <style:text-properties officeooo:rsid="001453c7"/>
    </style:style>
    <style:style style:name="T7" style:family="text">
      <style:text-properties officeooo:rsid="00171b91"/>
    </style:style>
    <style:style style:name="T8" style:family="text">
      <style:text-properties officeooo:rsid="0017da7a"/>
    </style:style>
    <style:style style:name="T9" style:family="text">
      <style:text-properties officeooo:rsid="00187fff"/>
    </style:style>
    <style:style style:name="T10" style:family="text">
      <style:text-properties officeooo:rsid="001e8091"/>
    </style:style>
    <style:style style:name="T11" style:family="text">
      <style:text-properties officeooo:rsid="00203f9a"/>
    </style:style>
    <style:style style:name="T12" style:family="text">
      <style:text-properties officeooo:rsid="00220b61"/>
    </style:style>
    <style:style style:name="T13" style:family="text">
      <style:text-properties officeooo:rsid="00263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mplifir</text:p>
      <text:p text:style-name="Title">Initial Plannig Document</text:p>
      <text:p text:style-name="P15"/>
      <text:p text:style-name="P16"><text:span text:style-name="T13">By: João Pedro Martins Neves (SHIVAÝL)</text:span></text:p>
      <text:h text:style-name="Heading_20_1" text:outline-level="1">Tech <text:span text:style-name="T3">Stack</text:span></text:h>
      <text:list xml:id="list855389970" text:style-name="L1">
        <text:list-item>
          <text:p text:style-name="P17">Frontend:</text:p>
          <text:list>
            <text:list-item>
              <text:p text:style-name="P17">Framework: Angular</text:p>
            </text:list-item>
            <text:list-item>
              <text:p text:style-name="P18"><text:span text:style-name="T4">Style Library: Bootstrap</text:span></text:p>
            </text:list-item>
          </text:list>
        </text:list-item>
        <text:list-item>
          <text:p text:style-name="P19">Ser<text:span text:style-name="T1">v</text:span>er</text:p>
          <text:list>
            <text:list-item>
              <text:p text:style-name="P20">C#, .NET <text:span text:style-name="T2">Core </text:span>and ASP.NET <text:span text:style-name="T2">Core 3</text:span></text:p>
            </text:list-item>
            <text:list-item>
              <text:p text:style-name="P21">Dapper.<text:span text:style-name="T6">NET</text:span></text:p>
            </text:list-item>
          </text:list>
        </text:list-item>
        <text:list-item>
          <text:p text:style-name="P19">Database</text:p>
          <text:list>
            <text:list-item>
              <text:p text:style-name="P11">PostgreSQL</text:p>
            </text:list-item>
          </text:list>
        </text:list-item>
        <text:list-item>
          <text:p text:style-name="P12">Application Host</text:p>
          <text:list>
            <text:list-item>
              <text:p text:style-name="P12">Azure</text:p>
            </text:list-item>
          </text:list>
        </text:list-item>
        <text:list-item>
          <text:p text:style-name="P12">Database Host</text:p>
          <text:list>
            <text:list-item>
              <text:p text:style-name="P12"><text:span text:style-name="T8">E</text:span>lephant<text:span text:style-name="T8">SQL (free/development)</text:span></text:p>
            </text:list-item>
            <text:list-item>
              <text:p text:style-name="P14">Azure <text:span text:style-name="T9">PostreSQL Database Service</text:span> (paid/<text:span text:style-name="T9">production</text:span>)</text:p>
            </text:list-item>
          </text:list>
        </text:list-item>
        <text:list-item>
          <text:p text:style-name="P13">Analytics</text:p>
        </text:list-item>
        <text:list-item>
          <text:p text:style-name="P13">Log<text:span text:style-name="T5">ging</text:span></text:p>
        </text:list-item>
      </text:list>
      <text:p text:style-name="P1"/>
      <text:h text:style-name="Heading_20_1" text:outline-level="1">Application Pages <text:span text:style-name="T7">(Feature Roadmap)</text:span></text:h>
      <text:list xml:id="list3222024890" text:style-name="L2">
        <text:list-item>
          <text:p text:style-name="P2">Profile</text:p>
        </text:list-item>
        <text:list-item>
          <text:p text:style-name="P4">Feed <text:span text:style-name="T10">(shouts from people the user follows)</text:span></text:p>
        </text:list-item>
        <text:list-item>
          <text:p text:style-name="P3">Settings</text:p>
        </text:list-item>
        <text:list-item>
          <text:p text:style-name="P9">Public Index (Login)</text:p>
          <text:p text:style-name="P9"><text:span text:style-name="T11">[PRODUCTION v1]</text:span></text:p>
        </text:list-item>
        <text:list-item>
          <text:p text:style-name="P5">Explore <text:span text:style-name="T10">(search hashtags, most popular shouts, etc.)</text:span></text:p>
        </text:list-item>
        <text:list-item>
          <text:p text:style-name="P6">Bookmarks</text:p>
        </text:list-item>
        <text:list-item>
          <text:p text:style-name="P7">Notifications</text:p>
        </text:list-item>
        <text:list-item>
          <text:p text:style-name="P10">(Reshout <text:span text:style-name="T12">other users shouts</text:span>)</text:p>
        </text:list-item>
        <text:list-item>
          <text:p text:style-name="P8">Messag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2-02T23:12:20.624000000</dc:date>
    <meta:editing-duration>PT9H48M57S</meta:editing-duration>
    <meta:editing-cycles>40</meta:editing-cycles>
    <meta:document-statistic meta:table-count="0" meta:image-count="0" meta:object-count="0" meta:page-count="1" meta:paragraph-count="30" meta:word-count="99" meta:character-count="597" meta:non-whitespace-character-count="552"/>
  </office:meta>
</office:document-meta>
</file>